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4450709801210973943"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3287711902295745613"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638122196497703482"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4392548676020625094"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44"><text:soft-page-break/><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5T20:51:58.34</dc:date>
    <dc:creator>James Lombardi</dc:creator>
    <meta:editing-duration>P3DT14H33M</meta:editing-duration>
    <meta:editing-cycles>356</meta:editing-cycles>
    <meta:generator>OpenOffice/4.1.2$Win32 OpenOffice.org_project/412m3$Build-9782</meta:generator>
    <meta:document-statistic meta:table-count="0" meta:image-count="0" meta:object-count="0" meta:page-count="52" meta:paragraph-count="1370" meta:word-count="15006" meta:character-count="74276"/>
  </office:meta>
</office:document-meta>
</file>